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3465a4" draw:marker-start="" draw:marker-start-width="0.278cm" draw:marker-start-center="false" draw:marker-end="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199cm" draw:shadow-offset-y="0.199cm" draw:shadow-color="#808080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039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015cm" fo:min-width="0.765cm"/>
    </style:style>
    <style:style style:name="gr4" style:family="graphic" style:parent-style-name="standard">
      <style:graphic-properties svg:stroke-width="0.053cm" draw:marker-start-width="0.279cm" draw:marker-end-width="0.279cm" draw:fill-color="#ff0000" draw:textarea-horizontal-align="justify" draw:textarea-vertical-align="middle" draw:auto-grow-height="false" fo:min-height="1.015cm" fo:min-width="0.76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-color="#ff6d6d" draw:textarea-horizontal-align="justify" draw:textarea-vertical-align="middle" draw:auto-grow-height="false" fo:min-height="1.015cm" fo:min-width="0.765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.039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039cm" fo:min-width="0cm"/>
    </style:style>
    <style:style style:name="gr10" style:family="graphic" style:parent-style-name="objectwithoutfill">
      <style:graphic-properties svg:stroke-width="0.053cm" draw:marker-start-width="0.279cm" draw:marker-end="Arrowheads_20_6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heads_20_6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49cm" fo:min-width="0.871cm"/>
    </style:style>
    <style:style style:name="gr14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15" style:family="graphic">
      <style:graphic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89cm" fo:min-width="0.539cm"/>
    </style:style>
    <style:style style:name="gr17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2a6099" draw:textarea-horizontal-align="justify" draw:textarea-vertical-align="middle" draw:auto-grow-height="false" fo:min-height="0.789cm" fo:min-width="0.539cm" draw:shadow="hidden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049cm" fo:min-width="0.871cm"/>
    </style:style>
    <style:style style:name="gr20" style:family="graphic" style:parent-style-name="standard">
      <style:graphic-properties draw:fill-color="#00a933" draw:textarea-horizontal-align="justify" draw:textarea-vertical-align="middle" draw:auto-grow-height="false" fo:min-height="0.24cm" fo:min-width="0.587cm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0.039cm" fo:min-width="0cm" draw:shadow="hidden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-color="#00a933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282cm" svg:y1="4.622cm" svg:x2="4.45cm" svg:y2="4.622cm">
            <text:p/>
          </draw:line>
          <draw:line draw:style-name="gr1" draw:text-style-name="P1" draw:layer="layout" svg:x1="5.053cm" svg:y1="4.622cm" svg:x2="5.221cm" svg:y2="4.622cm">
            <text:p/>
          </draw:line>
          <draw:line draw:style-name="gr1" draw:text-style-name="P1" draw:layer="layout" svg:x1="4.458cm" svg:y1="4.616cm" svg:x2="4.511cm" svg:y2="4.474cm">
            <text:p/>
          </draw:line>
          <draw:line draw:style-name="gr1" draw:text-style-name="P1" draw:layer="layout" svg:x1="4.619cm" svg:y1="4.786cm" svg:x2="4.501cm" svg:y2="4.474cm">
            <text:p/>
          </draw:line>
          <draw:line draw:style-name="gr1" draw:text-style-name="P1" draw:layer="layout" svg:x1="4.629cm" svg:y1="4.786cm" svg:x2="4.747cm" svg:y2="4.474cm">
            <text:p/>
          </draw:line>
          <draw:line draw:style-name="gr1" draw:text-style-name="P1" draw:layer="layout" svg:x1="4.876cm" svg:y1="4.786cm" svg:x2="4.758cm" svg:y2="4.474cm">
            <text:p/>
          </draw:line>
          <draw:line draw:style-name="gr1" draw:text-style-name="P1" draw:layer="layout" svg:x1="4.886cm" svg:y1="4.786cm" svg:x2="5.004cm" svg:y2="4.474cm">
            <text:p/>
          </draw:line>
          <draw:line draw:style-name="gr1" draw:text-style-name="P1" draw:layer="layout" svg:x1="5.067cm" svg:y1="4.616cm" svg:x2="5.014cm" svg:y2="4.474cm">
            <text:p/>
          </draw:line>
        </draw:g>
        <draw:custom-shape draw:style-name="gr2" draw:text-style-name="P2" draw:layer="layout" svg:width="0.407cm" svg:height="0.407cm" svg:x="5.224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7cm" svg:height="0.407cm" svg:x="3.924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5.498cm" svg:y1="7.586cm" svg:x2="6.237cm" svg:y2="7.586cm">
            <text:p/>
          </draw:line>
          <draw:line draw:style-name="gr1" draw:text-style-name="P1" draw:layer="layout" svg:x1="8.886cm" svg:y1="7.586cm" svg:x2="9.625cm" svg:y2="7.586cm">
            <text:p/>
          </draw:line>
          <draw:line draw:style-name="gr1" draw:text-style-name="P1" draw:layer="layout" svg:x1="6.271cm" svg:y1="7.561cm" svg:x2="6.506cm" svg:y2="6.937cm">
            <text:p/>
          </draw:line>
          <draw:line draw:style-name="gr1" draw:text-style-name="P1" draw:layer="layout" svg:x1="6.976cm" svg:y1="8.308cm" svg:x2="6.459cm" svg:y2="6.937cm">
            <text:p/>
          </draw:line>
          <draw:line draw:style-name="gr1" draw:text-style-name="P1" draw:layer="layout" svg:x1="7.023cm" svg:y1="8.308cm" svg:x2="7.54cm" svg:y2="6.937cm">
            <text:p/>
          </draw:line>
          <draw:line draw:style-name="gr1" draw:text-style-name="P1" draw:layer="layout" svg:x1="8.107cm" svg:y1="8.308cm" svg:x2="7.59cm" svg:y2="6.937cm">
            <text:p/>
          </draw:line>
          <draw:line draw:style-name="gr1" draw:text-style-name="P1" draw:layer="layout" svg:x1="8.154cm" svg:y1="8.308cm" svg:x2="8.671cm" svg:y2="6.937cm">
            <text:p/>
          </draw:line>
          <draw:line draw:style-name="gr1" draw:text-style-name="P1" draw:layer="layout" svg:x1="8.951cm" svg:y1="7.561cm" svg:x2="8.716cm" svg:y2="6.937cm">
            <text:p/>
          </draw:line>
        </draw:g>
        <draw:custom-shape draw:style-name="gr3" draw:text-style-name="P2" draw:layer="layout" svg:width="1.789cm" svg:height="1.789cm" svg:x="9.638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89cm" svg:height="1.789cm" svg:x="3.924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89cm" svg:height="1.789cm" svg:x="9.638cm" svg:y="17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789cm" svg:height="1.789cm" svg:x="12.638cm" svg:y="16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789cm" svg:height="1.789cm" svg:x="6.638cm" svg:y="16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116cm" svg:y1="12.411cm" svg:x2="11.882cm" svg:y2="12.411cm">
          <text:p/>
        </draw:line>
        <draw:line draw:style-name="gr6" draw:text-style-name="P4" draw:layer="layout" svg:x1="10.511cm" svg:y1="12.459cm" svg:x2="10.511cm" svg:y2="17.607cm">
          <text:p/>
        </draw:line>
        <draw:line draw:style-name="gr6" draw:text-style-name="P4" draw:layer="layout" svg:x1="10.511cm" svg:y1="12.459cm" svg:x2="13.109cm" svg:y2="16.284cm">
          <text:p/>
        </draw:line>
        <draw:line draw:style-name="gr6" draw:text-style-name="P4" draw:layer="layout" svg:x1="10.511cm" svg:y1="12.459cm" svg:x2="7.961cm" svg:y2="16.26cm">
          <text:p/>
        </draw:line>
      </draw:page>
      <draw:page draw:name="page2" draw:style-name="dp1" draw:master-page-name="Default">
        <draw:custom-shape draw:style-name="gr7" draw:text-style-name="P5" draw:layer="layout" svg:width="0.407cm" svg:height="0.407cm" svg:x="3.524cm" svg:y="4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07cm" svg:height="0.407cm" svg:x="3.924cm" svg:y="4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07cm" svg:height="0.407cm" svg:x="3.724cm" svg:y="5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07cm" svg:height="0.407cm" svg:x="4.124cm" svg:y="5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8" draw:text-style-name="P6" draw:layer="layout" svg:width="3.501cm" svg:height="3.501cm" svg:x="2.3cm" svg:y="3.651cm" draw:kind="arc" draw:start-angle="319.85" draw:end-angle="36.62">
          <text:p/>
        </draw:circle>
        <draw:circle draw:style-name="gr8" draw:text-style-name="P6" draw:layer="layout" svg:width="3.501cm" svg:height="3.501cm" svg:x="3.6cm" svg:y="3.652cm" draw:kind="arc" draw:start-angle="319.85" draw:end-angle="36.62">
          <text:p/>
        </draw:circle>
        <draw:circle draw:style-name="gr8" draw:text-style-name="P6" draw:layer="layout" svg:width="3.501cm" svg:height="3.501cm" svg:x="4.8cm" svg:y="3.653cm" draw:kind="arc" draw:start-angle="319.85" draw:end-angle="36.62">
          <text:p/>
        </draw:circle>
        <draw:circle draw:style-name="gr8" draw:text-style-name="P6" draw:layer="layout" svg:width="3.501cm" svg:height="3.501cm" svg:x="6cm" svg:y="3.654cm" draw:kind="arc" draw:start-angle="319.85" draw:end-angle="36.62">
          <text:p/>
        </draw:circle>
        <draw:custom-shape draw:style-name="gr2" draw:text-style-name="P2" draw:layer="layout" svg:width="0.407cm" svg:height="0.407cm" svg:x="6.924cm" svg:y="5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07cm" svg:height="0.407cm" svg:x="8.124cm" svg:y="5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8.507cm" svg:y1="3.549cm" svg:x2="7.795cm" svg:y2="5.198cm">
          <text:p/>
        </draw:line>
        <draw:line draw:style-name="gr11" draw:text-style-name="P4" draw:layer="layout" svg:x1="7.897cm" svg:y1="4.16cm" svg:x2="8.568cm" svg:y2="4.139cm">
          <text:p/>
        </draw:line>
        <draw:line draw:style-name="gr12" draw:text-style-name="P4" draw:layer="layout" svg:x1="7.51cm" svg:y1="5.503cm" svg:x2="7.999cm" svg:y2="5.503cm">
          <text:p/>
        </draw:line>
        <draw:custom-shape draw:style-name="gr7" draw:text-style-name="P5" draw:layer="layout" svg:width="0.407cm" svg:height="0.407cm" svg:x="3.524cm" svg:y="9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07cm" svg:height="0.407cm" svg:x="3.924cm" svg:y="9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07cm" svg:height="0.407cm" svg:x="3.724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07cm" svg:height="0.407cm" svg:x="4.124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8" draw:text-style-name="P6" draw:layer="layout" svg:width="3.501cm" svg:height="3.501cm" svg:x="2.3cm" svg:y="8.651cm" draw:kind="arc" draw:start-angle="319.85" draw:end-angle="36.62">
          <text:p/>
        </draw:circle>
        <draw:circle draw:style-name="gr8" draw:text-style-name="P6" draw:layer="layout" svg:width="3.501cm" svg:height="3.501cm" svg:x="3.6cm" svg:y="8.652cm" draw:kind="arc" draw:start-angle="319.85" draw:end-angle="36.62">
          <text:p/>
        </draw:circle>
        <draw:circle draw:style-name="gr8" draw:text-style-name="P6" draw:layer="layout" svg:width="3.501cm" svg:height="3.501cm" svg:x="4.8cm" svg:y="8.653cm" draw:kind="arc" draw:start-angle="319.85" draw:end-angle="36.62">
          <text:p/>
        </draw:circle>
        <draw:circle draw:style-name="gr8" draw:text-style-name="P6" draw:layer="layout" svg:width="3.501cm" svg:height="3.501cm" svg:x="6cm" svg:y="8.654cm" draw:kind="arc" draw:start-angle="319.85" draw:end-angle="36.62">
          <text:p/>
        </draw:circle>
        <draw:custom-shape draw:style-name="gr2" draw:text-style-name="P2" draw:layer="layout" svg:width="0.407cm" svg:height="0.407cm" svg:x="5.624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371cm" svg:height="1.299cm" svg:x="7.36cm" svg:y="13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07cm" svg:height="0.407cm" svg:x="6.024cm" svg:y="1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6.41cm" svg:y1="14.703cm" svg:x2="6.899cm" svg:y2="14.703cm">
          <text:p/>
        </draw:line>
        <draw:custom-shape draw:style-name="gr2" draw:text-style-name="P2" draw:layer="layout" svg:width="0.407cm" svg:height="0.407cm" svg:x="10.124cm" svg:y="1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0.61cm" svg:y1="14.703cm" svg:x2="11.099cm" svg:y2="14.703cm">
          <text:p/>
        </draw:line>
        <draw:custom-shape draw:style-name="gr2" draw:text-style-name="P2" draw:layer="layout" svg:width="0.407cm" svg:height="0.407cm" svg:x="9.124cm" svg:y="1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7cm" svg:height="0.407cm" svg:x="7.524cm" svg:y="1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7cm" svg:height="0.407cm" svg:x="4.924cm" svg:y="1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4.786cm" svg:height="0.818cm" svg:x="3.519cm" svg:y="16.238cm">
          <draw:text-box>
            <text:p text:style-name="P7"><text:span text:style-name="T1">Particle Detector</text:span></text:p>
          </draw:text-box>
        </draw:frame>
        <draw:custom-shape draw:style-name="gr2" draw:text-style-name="P2" draw:layer="layout" svg:width="0.407cm" svg:height="0.407cm" svg:x="3.624cm" svg:y="1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5">
          <draw:custom-shape draw:style-name="gr16" draw:text-style-name="P6" draw:layer="layout" svg:width="1.467cm" svg:height="1.467cm" svg:x="7.464cm" svg:y="15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4" draw:layer="layout" svg:x1="7.801cm" svg:y1="16.17cm" svg:x2="8.233cm" svg:y2="16.868cm">
            <text:p/>
          </draw:line>
          <draw:path draw:style-name="gr18" draw:text-style-name="P9" draw:layer="layout" svg:width="1.357cm" svg:height="0.767cm" svg:x="7.476cm" svg:y="16.532cm" svg:viewBox="0 0 1358 768" svg:d="M0 479c15-38 33-76 54-112 65-112 160-204 273-269 114-64 243-98 374-98s260 34 374 98c113 65 207 157 273 269 4 6 7 12 10 18-3 5-6 11-9 16-65 112-160 204-273 269-114 64-243 98-374 98s-260-34-374-98c-113-65-208-157-273-269-4-6-7-11-10-17-17 31-32 63-44 96z">
            <text:p/>
          </draw:path>
        </draw:g>
        <draw:line draw:style-name="gr11" draw:text-style-name="P4" draw:layer="layout" svg:x1="7.576cm" svg:y1="14.961cm" svg:x2="7.576cm" svg:y2="16.139cm">
          <text:p/>
        </draw:line>
        <draw:line draw:style-name="gr11" draw:text-style-name="P4" draw:layer="layout" svg:x1="8.776cm" svg:y1="14.961cm" svg:x2="8.776cm" svg:y2="16.139cm">
          <text:p/>
        </draw:line>
        <draw:custom-shape draw:style-name="gr19" draw:text-style-name="P10" draw:layer="layout" svg:width="1.371cm" svg:height="1.299cm" svg:x="7.808cm" svg:y="13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057cm" svg:height="0.926cm" draw:transform="rotate (-1.5707963267949) translate (12.316cm 13.674cm)">
          <text:p/>
          <draw:enhanced-geometry svg:viewBox="0 0 21600 21600" draw:glue-points="?f6 0 10800 ?f8 ?f11 10800 ?f9 21600 10800 ?f10 ?f5 10800" draw:text-areas="?f3 ?f3 ?f4 ?f4" draw:mirror-horizontal="false" draw:type="parallelogram" draw:modifiers="8037.507418397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21" draw:text-style-name="P2" draw:layer="layout" svg:width="0.19cm" svg:height="0.406cm" svg:x="11.523cm" svg:y="14.512cm" svg:viewBox="0 0 191 407" svg:d="M191 407c-31-2-62-11-89-27-31-18-57-43-75-74s-27-67-27-102c0-36 9-71 27-102s44-57 75-75c27-16 58-25 89-27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0:11:58.234915373</meta:creation-date>
    <dc:date>2024-07-16T16:05:52.618474609</dc:date>
    <meta:editing-duration>PT5H53M54S</meta:editing-duration>
    <meta:editing-cycles>3</meta:editing-cycles>
    <meta:generator>LibreOffice/7.5.9.2$Linux_X86_64 LibreOffice_project/50$Build-2</meta:generator>
    <meta:document-statistic meta:object-count="70"/>
  </office:meta>
</office:document-meta>
</file>